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ohit Hindi1" svg:font-family="'Lohit Hindi'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DejaVu Sans Mono" fo:font-size="9pt" fo:font-weight="bold" style:font-size-asian="9pt" style:font-weight-asian="bold" style:font-size-complex="9pt" style:font-weight-complex="bold"/>
    </style:style>
    <style:style style:name="P2" style:family="paragraph" style:parent-style-name="Standard">
      <style:text-properties style:font-name="DejaVu Sans Mono" fo:font-size="9pt" style:font-size-asian="9pt" style:font-size-complex="9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>
      <style:paragraph-properties fo:break-before="page"/>
      <style:text-properties style:font-name="DejaVu Sans Mono" fo:font-size="9pt" style:font-size-asian="9pt" style:font-size-complex="9pt"/>
    </style:style>
    <style:style style:name="P6" style:family="paragraph" style:parent-style-name="Standard">
      <style:text-properties style:use-window-font-color="true" style:font-name="DejaVu Sans Mono" fo:font-size="9pt" fo:font-weight="bold" style:font-size-asian="9pt" style:font-size-complex="9pt"/>
    </style:style>
    <style:style style:name="P7" style:family="paragraph" style:parent-style-name="Standard">
      <style:text-properties fo:color="#cdff8b" style:font-name="DejaVu Sans Mono" fo:font-size="9pt" fo:font-weight="bold" style:font-size-asian="9pt" style:font-size-complex="9pt"/>
    </style:style>
    <style:style style:name="P8" style:family="paragraph" style:parent-style-name="Heading_20_1">
      <style:paragraph-properties fo:text-align="end" style:justify-single-word="false" fo:break-before="page"/>
      <style:text-properties style:use-window-font-color="true" fo:font-weight="bold"/>
    </style:style>
    <style:style style:name="P9" style:family="paragraph" style:parent-style-name="Text_20_body">
      <style:paragraph-properties fo:text-align="center" style:justify-single-word="false"/>
      <style:text-properties style:font-name="Arial"/>
    </style:style>
    <style:style style:name="P10" style:family="paragraph" style:parent-style-name="Contents_20_1">
      <style:paragraph-properties>
        <style:tab-stops>
          <style:tab-stop style:position="10in" style:type="right" style:leader-style="dotted" style:leader-text="."/>
        </style:tab-stops>
      </style:paragraph-properties>
    </style:style>
    <style:style style:name="T1" style:family="text">
      <style:text-properties fo:color="#00ffff"/>
    </style:style>
    <style:style style:name="T2" style:family="text">
      <style:text-properties fo:color="#00ffff" fo:font-weight="bold"/>
    </style:style>
    <style:style style:name="T3" style:family="text">
      <style:text-properties fo:color="#00ffff" style:font-name="DejaVu Sans Mono"/>
    </style:style>
    <style:style style:name="T4" style:family="text">
      <style:text-properties fo:color="#00ffff" style:font-name="DejaVu Sans Mono" fo:font-weight="bold"/>
    </style:style>
    <style:style style:name="T5" style:family="text">
      <style:text-properties fo:color="#00ffff" style:font-name="DejaVu Sans Mono" fo:font-size="9pt" fo:font-weight="bold" style:font-size-asian="9pt" style:font-size-complex="9pt"/>
    </style:style>
    <style:style style:name="T6" style:family="text">
      <style:text-properties fo:color="#00ffff" style:font-name="DejaVu Sans Mono" fo:font-size="9pt" style:font-size-asian="9pt" style:font-size-complex="9pt"/>
    </style:style>
    <style:style style:name="T7" style:family="text">
      <style:text-properties fo:color="#c000c0"/>
    </style:style>
    <style:style style:name="T8" style:family="text">
      <style:text-properties fo:color="#c000c0" style:font-name="DejaVu Sans Mono"/>
    </style:style>
    <style:style style:name="T9" style:family="text">
      <style:text-properties fo:color="#c000c0" style:font-name="DejaVu Sans Mono" fo:font-size="9pt" style:font-size-asian="9pt" style:font-size-complex="9pt"/>
    </style:style>
    <style:style style:name="T10" style:family="text">
      <style:text-properties fo:color="#ff40ff"/>
    </style:style>
    <style:style style:name="T11" style:family="text">
      <style:text-properties fo:color="#ff40ff" fo:font-weight="bold"/>
    </style:style>
    <style:style style:name="T12" style:family="text">
      <style:text-properties fo:color="#ff40ff" style:font-name="DejaVu Sans Mono"/>
    </style:style>
    <style:style style:name="T13" style:family="text">
      <style:text-properties fo:color="#ff40ff" style:font-name="DejaVu Sans Mono" fo:font-size="9pt" fo:font-weight="bold" style:font-size-asian="9pt" style:font-size-complex="9pt"/>
    </style:style>
    <style:style style:name="T14" style:family="text">
      <style:text-properties fo:color="#ff40ff" style:font-name="DejaVu Sans Mono" fo:font-size="9pt" style:font-size-asian="9pt" style:font-size-complex="9pt"/>
    </style:style>
    <style:style style:name="T15" style:family="text">
      <style:text-properties fo:color="#ff40ff" style:font-name="DejaVu Sans Mono" fo:font-weight="bold"/>
    </style:style>
    <style:style style:name="T16" style:family="text">
      <style:text-properties fo:color="#cdff8b" fo:font-weight="bold"/>
    </style:style>
    <style:style style:name="T17" style:family="text">
      <style:text-properties fo:color="#cdff8b" style:font-name="DejaVu Sans Mono" fo:font-size="9pt" fo:font-weight="bold" style:font-size-asian="9pt" style:font-size-complex="9pt"/>
    </style:style>
    <style:style style:name="T18" style:family="text">
      <style:text-properties fo:color="#cdff8b" style:font-name="DejaVu Sans Mono" fo:font-weight="bold"/>
    </style:style>
    <style:style style:name="T19" style:family="text">
      <style:text-properties fo:color="#ffff00" fo:font-weight="bold"/>
    </style:style>
    <style:style style:name="T20" style:family="text">
      <style:text-properties fo:color="#ffff00" style:font-name="DejaVu Sans Mono" fo:font-size="9pt" fo:font-weight="bold" style:font-size-asian="9pt" style:font-size-complex="9pt"/>
    </style:style>
    <style:style style:name="T21" style:family="text">
      <style:text-properties fo:color="#ffff00" style:font-name="DejaVu Sans Mono" fo:font-weight="bold"/>
    </style:style>
    <style:style style:name="T22" style:family="text">
      <style:text-properties fo:color="#ff6060" fo:font-weight="bold"/>
    </style:style>
    <style:style style:name="T23" style:family="text">
      <style:text-properties fo:color="#ff6060" style:font-name="DejaVu Sans Mono" fo:font-size="9pt" fo:font-weight="bold" style:font-size-asian="9pt" style:font-size-complex="9pt"/>
    </style:style>
    <style:style style:name="T24" style:family="text">
      <style:text-properties fo:color="#ff6060" style:font-name="DejaVu Sans Mono" fo:font-weight="bold"/>
    </style:style>
    <style:style style:name="T25" style:family="text">
      <style:text-properties style:font-name="DejaVu Sans Mono"/>
    </style:style>
    <style:style style:name="T26" style:family="text">
      <style:text-properties style:font-name="DejaVu Sans Mono" fo:font-size="9pt" style:font-size-asian="9pt" style:font-size-complex="9pt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VU CS350 Spring-2010<text:line-break/>Assignment 1</text:p>
      <text:p text:style-name="Subtitle">Source Code Printout</text:p>
      <text:p text:style-name="Text_20_body"/>
      <text:p text:style-name="P9">Paul Prince</text:p>
      <text:p text:style-name="Text_20_body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0">Question 1<text:tab/>2</text:p>
          <text:p text:style-name="P10">Question 2<text:tab/>3</text:p>
          <text:p text:style-name="P10">Question 3<text:tab/>4</text:p>
          <text:p text:style-name="P10">Question 4<text:tab/>6</text:p>
          <text:p text:style-name="P10">prompt.c<text:tab/>12</text:p>
        </text:index-body>
      </text:table-of-content>
      <text:p text:style-name="Text_20_body"/>
      <text:h text:style-name="P8" text:outline-level="1">Question 1</text:h>
      <text:p text:style-name="P2"><text:span text:style-name="T2">/*</text:span><text:span text:style-name="T1"> </text:span><text:line-break/><text:span text:style-name="T1"> </text:span><text:span text:style-name="T2">* Program to find Pythagorean Triples</text:span><text:line-break/><text:span text:style-name="T1"> </text:span><text:span text:style-name="T2">* ===================================</text:span><text:line-break/><text:span text:style-name="T1"> </text:span><text:span text:style-name="T2">*      By:     Paul A. Prince</text:span><text:line-break/><text:span text:style-name="T1"> </text:span><text:span text:style-name="T2">*      For:    WVU CS 350 - Donald Adjeroh</text:span><text:line-break/><text:span text:style-name="T1"> </text:span><text:span text:style-name="T2">*      Date:   2010-02-10 (created)</text:span><text:line-break/><text:span text:style-name="T1"> </text:span><text:span text:style-name="T2">*</text:span><text:line-break/><text:span text:style-name="T1"> </text:span><text:span text:style-name="T2">* Assignment 1, Question 1:</text:span><text:line-break/><text:span text:style-name="T1"> </text:span><text:span text:style-name="T2">* -------------------------</text:span><text:line-break/><text:span text:style-name="T1"> </text:span><text:span text:style-name="T2">*</text:span><text:line-break/><text:span text:style-name="T1"> </text:span><text:span text:style-name="T2">* Pythagorean triple is: set of 3 integers (a, b, c) where a^2 + b^2 = c^2</text:span><text:line-break/><text:span text:style-name="T1"> </text:span><text:span text:style-name="T2">*</text:span><text:line-break/><text:span text:style-name="T1"> </text:span><text:span text:style-name="T2">* Finds all such triples where none of the 3 integers are &lt;1 or &gt;500.</text:span><text:line-break/><text:span text:style-name="T1"> </text:span><text:span text:style-name="T2">*</text:span><text:line-break/><text:span text:style-name="T1"> </text:span><text:span text:style-name="T2">* Treats (3, 4, 5) and (4, 3, 5) as distinct triples.</text:span><text:line-break/><text:span text:style-name="T1"> </text:span><text:span text:style-name="T2">*/</text:span><text:line-break/><text:line-break/><text:span text:style-name="T7">#include </text:span><text:span text:style-name="T11">&lt;stdio.h&gt;</text:span><text:line-break/><text:span text:style-name="T7">#include </text:span><text:span text:style-name="T11">&lt;math.h&gt;</text:span><text:line-break/><text:line-break/><text:line-break/><text:span text:style-name="T16">int</text:span> main(<text:span text:style-name="T16">void</text:span>) {<text:line-break/><text:line-break/>        <text:span text:style-name="T16">int</text:span> a, b;              <text:span text:style-name="T2">/*</text:span><text:span text:style-name="T1"> </text:span><text:span text:style-name="T2">the two sides (legs) of the right triangle, */</text:span><text:line-break/>        <text:span text:style-name="T16">int</text:span> c;                 <text:span text:style-name="T2">/*</text:span><text:span text:style-name="T1"> </text:span><text:span text:style-name="T2">the hypotenuse. */</text:span><text:line-break/><text:line-break/>        <text:span text:style-name="T16">int</text:span> num_found = <text:span text:style-name="T11">0</text:span>;     <text:span text:style-name="T2">/*</text:span><text:span text:style-name="T1"> </text:span><text:span text:style-name="T2">keep track of how many pythagorean triples we find. */</text:span><text:line-break/><text:line-break/>        <text:span text:style-name="T19">for</text:span> (a=<text:span text:style-name="T11">1</text:span>; a&lt;=<text:span text:style-name="T11">500</text:span>; a++) {<text:line-break/>                <text:span text:style-name="T19">for</text:span> (b=<text:span text:style-name="T11">1</text:span>; b&lt;=<text:span text:style-name="T11">500</text:span>; b++) {<text:line-break/>                        <text:span text:style-name="T19">for</text:span> (c=<text:span text:style-name="T11">1</text:span>; c&lt;=<text:span text:style-name="T11">500</text:span>; c++) {<text:line-break/>                                <text:span text:style-name="T2">/*</text:span><text:span text:style-name="T1">    </text:span><text:span text:style-name="T2">if a^2  +     b^2  ==      c^2,        */</text:span><text:line-break/>                                <text:span text:style-name="T19">if</text:span> ( pow(a,<text:span text:style-name="T11">2</text:span>) + pow(b,<text:span text:style-name="T11">2</text:span>) == pow(c,<text:span text:style-name="T11">2</text:span>) ) {<text:line-break/>                                <text:span text:style-name="T2">/*</text:span><text:span text:style-name="T1">    </text:span><text:span text:style-name="T2">then we have a pythagorean triple: */</text:span><text:line-break/>                                        num_found++;<text:line-break/>                                        printf(<text:span text:style-name="T11">"result </text:span><text:span text:style-name="T22">%3d</text:span><text:span text:style-name="T10"> </text:span><text:span text:style-name="T11">: a= </text:span><text:span text:style-name="T22">%3d</text:span><text:span text:style-name="T11">, b= </text:span><text:span text:style-name="T22">%3d</text:span><text:span text:style-name="T11">, c= </text:span><text:span text:style-name="T22">%3d\n</text:span><text:span text:style-name="T11">"</text:span>, num_found, a, b, c);<text:line-break/>                                }<text:line-break/>                        }<text:line-break/>                }<text:line-break/>        }<text:line-break/><text:line-break/>        <text:span text:style-name="T19">return</text:span> <text:span text:style-name="T11">0</text:span>; <text:span text:style-name="T2">/*</text:span><text:span text:style-name="T1"> </text:span><text:span text:style-name="T2">exit successfully */</text:span><text:line-break/>}</text:p>
      <text:h text:style-name="P8" text:outline-level="1">Question 2</text:h>
      <text:p text:style-name="Standard"><text:span text:style-name="T5">/*</text:span><text:span text:style-name="T6"> </text:span><text:span text:style-name="T26"><text:line-break/></text:span><text:span text:style-name="T6"> </text:span><text:span text:style-name="T5">* Program to find Perfect Numbers</text:span><text:span text:style-name="T26"><text:line-break/></text:span><text:span text:style-name="T6"> </text:span><text:span text:style-name="T5">* ===================================</text:span><text:span text:style-name="T26"><text:line-break/></text:span><text:span text:style-name="T6"> </text:span><text:span text:style-name="T5">*      By:     Paul A. Prince</text:span><text:span text:style-name="T26"><text:line-break/></text:span><text:span text:style-name="T6"> </text:span><text:span text:style-name="T5">*      For:    WVU CS 350 - Donald Adjeroh</text:span><text:span text:style-name="T26"><text:line-break/></text:span><text:span text:style-name="T6"> </text:span><text:span text:style-name="T5">*      Date:   2010-02-10 (created)</text:span><text:span text:style-name="T26"><text:line-break/></text:span><text:span text:style-name="T6"> </text:span><text:span text:style-name="T5">*</text:span><text:span text:style-name="T26"><text:line-break/></text:span><text:span text:style-name="T6"> </text:span><text:span text:style-name="T5">* Assignment 1, Question 2:</text:span><text:span text:style-name="T26"><text:line-break/></text:span><text:span text:style-name="T6"> </text:span><text:span text:style-name="T5">* -------------------------</text:span><text:span text:style-name="T26"><text:line-break/></text:span><text:span text:style-name="T6"> </text:span><text:span text:style-name="T5">*</text:span><text:span text:style-name="T26"><text:line-break/></text:span><text:span text:style-name="T6"> </text:span><text:span text:style-name="T5">* Perfect number is: integer whose factors including 1 (but not the integer itself) sum to the integer.</text:span><text:span text:style-name="T26"><text:line-break/></text:span><text:span text:style-name="T6"> </text:span><text:span text:style-name="T5">* Examples:  (</text:span><text:a xlink:type="simple" xlink:href="http://en.wikipedia.org/wiki/List_of_perfect_numbers%29">http://en.wikipedia.org/wiki/List_of_perfect_numbers)</text:a><text:span text:style-name="T26"><text:line-break/></text:span><text:span text:style-name="T6"> </text:span><text:span text:style-name="T5">*     6 = 1 + 2 + 3</text:span><text:span text:style-name="T26"><text:line-break/></text:span><text:span text:style-name="T6"> </text:span><text:span text:style-name="T5">*    28 = 1 + 2 + 4 + 7 + 14</text:span><text:span text:style-name="T26"><text:line-break/></text:span><text:span text:style-name="T6"> </text:span><text:span text:style-name="T5">*</text:span><text:span text:style-name="T26"><text:line-break/></text:span><text:span text:style-name="T6"> </text:span><text:span text:style-name="T5">* Finds all such numbers between 1 and 10000.</text:span><text:span text:style-name="T26"><text:line-break/></text:span><text:span text:style-name="T6"> </text:span><text:span text:style-name="T5">*/</text:span><text:span text:style-name="T26"><text:line-break/><text:line-break/></text:span><text:span text:style-name="T9">#include </text:span><text:span text:style-name="T13">&lt;stdio.h&gt;</text:span><text:span text:style-name="T26"><text:line-break/><text:line-break/><text:line-break/></text:span><text:span text:style-name="T17">int</text:span><text:span text:style-name="T26"> main(</text:span><text:span text:style-name="T17">void</text:span><text:span text:style-name="T26">) {<text:line-break/>        </text:span><text:span text:style-name="T17">int</text:span><text:span text:style-name="T26"> n;<text:line-break/>        </text:span><text:span text:style-name="T20">for</text:span><text:span text:style-name="T26"> (n=</text:span><text:span text:style-name="T13">1</text:span><text:span text:style-name="T26">; n&lt;=</text:span><text:span text:style-name="T13">10000</text:span><text:span text:style-name="T26">; n++) {<text:line-break/>                </text:span><text:span text:style-name="T17">int</text:span><text:span text:style-name="T26"> sum = </text:span><text:span text:style-name="T13">0</text:span><text:span text:style-name="T26">;<text:line-break/>                </text:span><text:span text:style-name="T17">int</text:span><text:span text:style-name="T26"> i;<text:line-break/>                </text:span><text:span text:style-name="T20">for</text:span><text:span text:style-name="T26"> ( i=</text:span><text:span text:style-name="T13">1</text:span><text:span text:style-name="T26">; i&lt;n; i++ ) {<text:line-break/>                        </text:span><text:span text:style-name="T20">if</text:span><text:span text:style-name="T26"> (n%i==</text:span><text:span text:style-name="T13">0</text:span><text:span text:style-name="T26">) sum+=i;<text:line-break/>                }<text:line-break/>                </text:span><text:span text:style-name="T20">if</text:span><text:span text:style-name="T26"> (n==sum) printf(</text:span><text:span text:style-name="T13">"result: </text:span><text:span text:style-name="T23">%4d\n</text:span><text:span text:style-name="T13">"</text:span><text:span text:style-name="T26">, n);<text:line-break/>        }<text:line-break/><text:line-break/>        printf(</text:span><text:span text:style-name="T13">"Stopping after </text:span><text:span text:style-name="T23">%d</text:span><text:span text:style-name="T14"> </text:span><text:span text:style-name="T13">attempts.</text:span><text:span text:style-name="T23">\n</text:span><text:span text:style-name="T13">"</text:span><text:span text:style-name="T26">, (n - </text:span><text:span text:style-name="T13">1</text:span><text:span text:style-name="T26">));<text:line-break/><text:line-break/>        </text:span><text:span text:style-name="T20">return</text:span><text:span text:style-name="T26"> </text:span><text:span text:style-name="T13">0</text:span><text:span text:style-name="T26">; </text:span><text:span text:style-name="T5">/*</text:span><text:span text:style-name="T6"> </text:span><text:span text:style-name="T5">exit successfully */</text:span><text:span text:style-name="T26"><text:line-break/>}<text:line-break/></text:span></text:p>
      <text:h text:style-name="P8" text:outline-level="1">Question 3</text:h>
      <text:p text:style-name="P3"><text:span text:style-name="T4">/*</text:span><text:span text:style-name="T3"> </text:span><text:span text:style-name="T25"><text:line-break/></text:span><text:span text:style-name="T3"> </text:span><text:span text:style-name="T4">* Program to find Greatest Common Divisor</text:span><text:span text:style-name="T25"><text:line-break/></text:span><text:span text:style-name="T3"> </text:span><text:span text:style-name="T4">* ==============================================</text:span><text:span text:style-name="T25"><text:line-break/></text:span><text:span text:style-name="T3"> </text:span><text:span text:style-name="T4">*      By:     Paul A. Prince</text:span><text:span text:style-name="T25"><text:line-break/></text:span><text:span text:style-name="T3"> </text:span><text:span text:style-name="T4">*      For:    WVU CS 350 - Donald Adjeroh</text:span><text:span text:style-name="T25"><text:line-break/></text:span><text:span text:style-name="T3"> </text:span><text:span text:style-name="T4">*      Date:   2010-02-10 (created)</text:span><text:span text:style-name="T25"><text:line-break/></text:span><text:span text:style-name="T3"> </text:span><text:span text:style-name="T4">*</text:span><text:span text:style-name="T25"><text:line-break/></text:span><text:span text:style-name="T3"> </text:span><text:span text:style-name="T4">* Assignment 1, Question :3</text:span><text:span text:style-name="T25"><text:line-break/></text:span><text:span text:style-name="T3"> </text:span><text:span text:style-name="T4">* -------------------------</text:span><text:span text:style-name="T25"><text:line-break/></text:span><text:span text:style-name="T3"> </text:span><text:span text:style-name="T4">*</text:span><text:span text:style-name="T25"><text:line-break/></text:span><text:span text:style-name="T3"> </text:span><text:span text:style-name="T4">*/</text:span><text:span text:style-name="T25"><text:line-break/><text:line-break/></text:span><text:span text:style-name="T8">#include </text:span><text:span text:style-name="T15">&lt;stdio.h&gt;</text:span><text:span text:style-name="T25"><text:line-break/></text:span><text:span text:style-name="T8">#include </text:span><text:span text:style-name="T15">&lt;stdlib.h&gt;</text:span><text:span text:style-name="T25"><text:line-break/><text:line-break/><text:line-break/></text:span><text:span text:style-name="T8">#include </text:span><text:span text:style-name="T15">"prompt.c"</text:span><text:span text:style-name="T25"><text:line-break/><text:line-break/><text:line-break/></text:span><text:span text:style-name="T18">int</text:span><text:span text:style-name="T25"> gcd_recursive(</text:span><text:span text:style-name="T18">int</text:span><text:span text:style-name="T25"> x, </text:span><text:span text:style-name="T18">int</text:span><text:span text:style-name="T25"> y);<text:line-break/></text:span><text:span text:style-name="T18">int</text:span><text:span text:style-name="T25"> gcd_iterative(</text:span><text:span text:style-name="T18">int</text:span><text:span text:style-name="T25"> x, </text:span><text:span text:style-name="T18">int</text:span><text:span text:style-name="T25"> y);<text:line-break/><text:line-break/><text:line-break/></text:span><text:span text:style-name="T18">int</text:span><text:span text:style-name="T25"> main(</text:span><text:span text:style-name="T18">void</text:span><text:span text:style-name="T25">) {<text:line-break/><text:line-break/>        </text:span><text:span text:style-name="T18">int</text:span><text:span text:style-name="T25"> x;<text:line-break/>        </text:span><text:span text:style-name="T18">int</text:span><text:span text:style-name="T25"> y;<text:line-break/><text:line-break/>        printf(</text:span><text:span text:style-name="T15">"</text:span><text:span text:style-name="T24">\n</text:span><text:span text:style-name="T15">Find Greatest Common Divisor...</text:span><text:span text:style-name="T24">\n</text:span><text:span text:style-name="T15">"</text:span><text:span text:style-name="T25">);<text:line-break/>        printf(  </text:span><text:span text:style-name="T15">"===============================</text:span><text:span text:style-name="T24">\n\n</text:span><text:span text:style-name="T15">"</text:span><text:span text:style-name="T25">);<text:line-break/><text:line-break/>        x = int_prompt(</text:span><text:span text:style-name="T15">"Enter 1st value (X)"</text:span><text:span text:style-name="T25">);<text:line-break/>        y = int_prompt(</text:span><text:span text:style-name="T15">"Enter 2nd value (Y)"</text:span><text:span text:style-name="T25">);<text:line-break/><text:line-break/>        printf(</text:span><text:span text:style-name="T15">"</text:span><text:span text:style-name="T24">\n</text:span><text:span text:style-name="T12">  </text:span><text:span text:style-name="T15">Values of ( X , Y ) are ( </text:span><text:span text:style-name="T24">%d</text:span><text:span text:style-name="T12"> </text:span><text:span text:style-name="T15">, </text:span><text:span text:style-name="T24">%d</text:span><text:span text:style-name="T12"> </text:span><text:span text:style-name="T15">).</text:span><text:span text:style-name="T24">\n\n</text:span><text:span text:style-name="T15">"</text:span><text:span text:style-name="T25">, x, y);<text:line-break/>        printf(</text:span><text:span text:style-name="T15">"     ** Recursive algorithm result: </text:span><text:span text:style-name="T24">%8d</text:span><text:span text:style-name="T12"> </text:span><text:span text:style-name="T15">**</text:span><text:span text:style-name="T24">\n</text:span><text:span text:style-name="T15">"</text:span><text:span text:style-name="T25">, gcd_recursive(x, y));<text:line-break/>        printf(</text:span><text:span text:style-name="T15">"     ** Iterative algorithm result: </text:span><text:span text:style-name="T24">%8d</text:span><text:span text:style-name="T12"> </text:span><text:span text:style-name="T15">**</text:span><text:span text:style-name="T24">\n</text:span><text:span text:style-name="T15">"</text:span><text:span text:style-name="T25">, gcd_iterative(x, y));<text:line-break/><text:line-break/>        printf(</text:span><text:span text:style-name="T15">"</text:span><text:span text:style-name="T24">\n</text:span><text:span text:style-name="T15">"</text:span><text:span text:style-name="T25">);<text:line-break/>        </text:span><text:span text:style-name="T21">return</text:span><text:span text:style-name="T25"> </text:span><text:span text:style-name="T15">0</text:span><text:span text:style-name="T25">; </text:span><text:span text:style-name="T4">/*</text:span><text:span text:style-name="T3"> </text:span><text:span text:style-name="T4">exit successfully */</text:span><text:span text:style-name="T25"><text:line-break/>}</text:span></text:p>
      <text:p text:style-name="P6"/>
      <text:p text:style-name="P6"/>
      <text:p text:style-name="P7"/>
      <text:p text:style-name="P4"><text:span text:style-name="T17">int</text:span><text:span text:style-name="T26"> gcd_iterative(</text:span><text:span text:style-name="T17">int</text:span><text:span text:style-name="T26"> x, </text:span><text:span text:style-name="T17">int</text:span><text:span text:style-name="T26"> y) {<text:line-break/>        </text:span><text:span text:style-name="T5">/*</text:span><text:span text:style-name="T6"> </text:span><text:span text:style-name="T5">Euclidean algorithm */</text:span><text:span text:style-name="T26"><text:line-break/>        </text:span><text:span text:style-name="T5">/*</text:span><text:span text:style-name="T6"> </text:span><text:a xlink:type="simple" xlink:href="http://en.literateprograms.org/Euclidean_algorithm_%28C%29">http://en.literateprograms.org/Euclidean_algorithm_(C)</text:a><text:span text:style-name="T5"> */</text:span><text:span text:style-name="T26"><text:line-break/>        </text:span><text:span text:style-name="T20">if</text:span><text:span text:style-name="T26"> (y &gt; x) { </text:span><text:span text:style-name="T17">int</text:span><text:span text:style-name="T26"> t = x; x = y; y = t; }<text:line-break/>        </text:span><text:span text:style-name="T20">while</text:span><text:span text:style-name="T26"> (y != </text:span><text:span text:style-name="T13">0</text:span><text:span text:style-name="T26">) {<text:line-break/>                </text:span><text:span text:style-name="T17">int</text:span><text:span text:style-name="T26"> m = x % y;<text:line-break/>                x = y;<text:line-break/>                y = m;<text:line-break/>        }<text:line-break/>        </text:span><text:span text:style-name="T20">return</text:span><text:span text:style-name="T26"> x;<text:line-break/>}<text:line-break/><text:line-break/><text:line-break/></text:span><text:span text:style-name="T17">int</text:span><text:span text:style-name="T26"> gcd_recursive(</text:span><text:span text:style-name="T17">int</text:span><text:span text:style-name="T26"> x, </text:span><text:span text:style-name="T17">int</text:span><text:span text:style-name="T26"> y) {<text:line-break/>        </text:span><text:span text:style-name="T20">if</text:span><text:span text:style-name="T26"> ( y == </text:span><text:span text:style-name="T13">0</text:span><text:span text:style-name="T26"> ) {<text:line-break/>                </text:span><text:span text:style-name="T20">return</text:span><text:span text:style-name="T26"> x;<text:line-break/>        }<text:line-break/>        </text:span><text:span text:style-name="T20">return</text:span><text:span text:style-name="T26"> gcd_recursive( y, x % y );<text:line-break/><text:line-break/>}<text:line-break/></text:span></text:p>
      <text:h text:style-name="P8" text:outline-level="1">Question 4</text:h>
      <text:p text:style-name="P2"><text:span text:style-name="T2">/*</text:span><text:span text:style-name="T1"> </text:span><text:line-break/><text:span text:style-name="T1"> </text:span><text:span text:style-name="T2">* Program to find Knight's Tours of a Chessboard</text:span><text:line-break/><text:span text:style-name="T1"> </text:span><text:span text:style-name="T2">* ==============================================</text:span><text:line-break/><text:span text:style-name="T1"> </text:span><text:span text:style-name="T2">*      By:     Paul A. Prince</text:span><text:line-break/><text:span text:style-name="T1"> </text:span><text:span text:style-name="T2">*      For:    WVU CS 350 - Donald Adjeroh</text:span><text:line-break/><text:span text:style-name="T1"> </text:span><text:span text:style-name="T2">*      Date:   2010-02-10 (created)</text:span><text:line-break/><text:span text:style-name="T1"> </text:span><text:span text:style-name="T2">*</text:span><text:line-break/><text:span text:style-name="T1"> </text:span><text:span text:style-name="T2">* Assignment 1, Question :4</text:span><text:line-break/><text:span text:style-name="T1"> </text:span><text:span text:style-name="T2">* -------------------------</text:span><text:line-break/><text:span text:style-name="T1"> </text:span><text:span text:style-name="T2">*</text:span><text:line-break/><text:span text:style-name="T1"> </text:span><text:span text:style-name="T2">*/</text:span><text:line-break/><text:line-break/><text:span text:style-name="T7">#include </text:span><text:span text:style-name="T11">&lt;stdio.h&gt;</text:span><text:line-break/><text:span text:style-name="T7">#include </text:span><text:span text:style-name="T11">&lt;stdlib.h&gt;</text:span><text:line-break/><text:line-break/><text:line-break/><text:span text:style-name="T7">#include </text:span><text:span text:style-name="T11">"prompt.c"</text:span><text:line-break/><text:line-break/><text:line-break/><text:span text:style-name="T16">void</text:span> init_chessboard(<text:span text:style-name="T16">int</text:span> chessboard[<text:span text:style-name="T11">8</text:span>][<text:span text:style-name="T11">8</text:span>]);<text:line-break/><text:span text:style-name="T16">void</text:span> build_accessibility(<text:span text:style-name="T16">int</text:span> chessboard[<text:span text:style-name="T11">8</text:span>][<text:span text:style-name="T11">8</text:span>], <text:span text:style-name="T16">int</text:span> accessibility[<text:span text:style-name="T11">8</text:span>][<text:span text:style-name="T11">8</text:span>]);<text:line-break/><text:span text:style-name="T16">void</text:span> print_chessboard(<text:span text:style-name="T16">int</text:span> chessboard[<text:span text:style-name="T11">8</text:span>][<text:span text:style-name="T11">8</text:span>]);<text:line-break/><text:span text:style-name="T16">int</text:span> is_valid_move( <text:span text:style-name="T16">int</text:span> chessboard[<text:span text:style-name="T11">8</text:span>][<text:span text:style-name="T11">8</text:span>], <text:span text:style-name="T16">int</text:span> row, <text:span text:style-name="T16">int</text:span> col, <text:span text:style-name="T16">int</text:span> move );<text:line-break/><text:span text:style-name="T16">int</text:span> move_row( <text:span text:style-name="T16">int</text:span> row, <text:span text:style-name="T16">int</text:span> move );<text:line-break/><text:span text:style-name="T16">int</text:span> move_col( <text:span text:style-name="T16">int</text:span> col, <text:span text:style-name="T16">int</text:span> move );<text:line-break/><text:line-break/><text:line-break/></text:p>
      <text:p text:style-name="P5"><text:span text:style-name="T16">int</text:span> main(<text:span text:style-name="T16">void</text:span>) {<text:line-break/><text:line-break/>        <text:span text:style-name="T2">/*</text:span><text:span text:style-name="T1"> </text:span><text:span text:style-name="T2">keep track of Knight's current position */</text:span><text:line-break/>        <text:span text:style-name="T16">int</text:span> row, col;<text:line-break/><text:line-break/>        <text:span text:style-name="T2">/*</text:span><text:span text:style-name="T1"> </text:span><text:span text:style-name="T2">8x8 array to represent the chessboard, */</text:span><text:line-break/>        <text:span text:style-name="T16">int</text:span> chessboard[<text:span text:style-name="T11">8</text:span>][<text:span text:style-name="T11">8</text:span>];<text:line-break/><text:line-break/>        <text:span text:style-name="T2">/*</text:span><text:span text:style-name="T1"> </text:span><text:span text:style-name="T2">and an 8x8 array for the accessibility heuristic employed. */</text:span><text:line-break/>        <text:span text:style-name="T16">int</text:span> accessibility[<text:span text:style-name="T11">8</text:span>][<text:span text:style-name="T11">8</text:span>];<text:line-break/><text:line-break/>        <text:span text:style-name="T2">/*</text:span><text:span text:style-name="T1"> </text:span><text:span text:style-name="T2">initialize our chessboard (empty board by default) */</text:span><text:line-break/>        init_chessboard( chessboard );<text:line-break/><text:line-break/>        <text:span text:style-name="T2">/*</text:span><text:span text:style-name="T1"> </text:span><text:span text:style-name="T2">build the initial accessibility table for an empty chessboard */</text:span><text:line-break/>        build_accessibility( chessboard, accessibility );<text:line-break/><text:line-break/><text:line-break/>        <text:span text:style-name="T2">/*</text:span><text:span text:style-name="T1"> </text:span><text:span text:style-name="T2">Display some stuff to the user... */</text:span><text:line-break/><text:line-break/>        printf(<text:span text:style-name="T11">"</text:span><text:span text:style-name="T22">\n</text:span><text:span text:style-name="T10">        </text:span><text:span text:style-name="T11">=================</text:span><text:span text:style-name="T22">\n</text:span><text:span text:style-name="T11">"</text:span>);<text:line-break/>        printf(  <text:span text:style-name="T11">"        = KNIGHT'S TOUR =</text:span><text:span text:style-name="T22">\n</text:span><text:span text:style-name="T11">"</text:span>);<text:line-break/>        printf(  <text:span text:style-name="T11">"        =================</text:span><text:span text:style-name="T22">\n\n\n</text:span><text:span text:style-name="T11">"</text:span>);<text:line-break/><text:line-break/>        printf(<text:span text:style-name="T11">" An Empty Chessboard:</text:span><text:span text:style-name="T22">\n</text:span><text:span text:style-name="T11">"</text:span>);<text:line-break/>        printf(<text:span text:style-name="T11">" ===============================</text:span><text:span text:style-name="T22">\n</text:span><text:span text:style-name="T11">"</text:span>);<text:line-break/><text:line-break/>        print_chessboard( chessboard );<text:line-break/><text:line-break/>        printf(<text:span text:style-name="T11">"</text:span><text:span text:style-name="T22">\n\n</text:span><text:span text:style-name="T11">"</text:span>);<text:line-break/><text:line-break/>        printf(<text:span text:style-name="T11">" Accessibility for Empty Board:</text:span><text:span text:style-name="T22">\n</text:span><text:span text:style-name="T11">"</text:span>);<text:line-break/>        printf(<text:span text:style-name="T11">" ===============================</text:span><text:span text:style-name="T22">\n</text:span><text:span text:style-name="T11">"</text:span>);<text:line-break/><text:line-break/>        print_chessboard( accessibility );<text:line-break/><text:line-break/>        printf(<text:span text:style-name="T11">"</text:span><text:span text:style-name="T22">\n\n</text:span><text:span text:style-name="T11">"</text:span>);<text:line-break/><text:line-break/>        row = int_prompt(<text:span text:style-name="T11">"Enter Knight's starting row   "</text:span>);<text:line-break/>        col = int_prompt(<text:span text:style-name="T11">"Enter Knight's starting column"</text:span>);<text:line-break/><text:line-break/>        <text:span text:style-name="T2">/*</text:span><text:span text:style-name="T1"> </text:span><text:span text:style-name="T2">catch invalid user input. */</text:span><text:line-break/>        <text:span text:style-name="T19">if</text:span> ( row &lt; <text:span text:style-name="T11">0</text:span> || row &gt; <text:span text:style-name="T11">7</text:span> || col &lt; <text:span text:style-name="T11">0</text:span> || col &gt; <text:span text:style-name="T11">7</text:span> ) {<text:line-break/>                printf(<text:span text:style-name="T11">"</text:span><text:span text:style-name="T22">\n\n</text:span><text:span text:style-name="T11">!!! Error:  Invalid Knight's starting position specified.  Exiting.</text:span><text:span text:style-name="T22">\n</text:span><text:span text:style-name="T11">"</text:span>);<text:line-break/>                printf(<text:span text:style-name="T11">"            Rows and columns are numbered from 0 to 7.</text:span><text:span text:style-name="T22">\n</text:span><text:span text:style-name="T11">"</text:span>);<text:line-break/>                exit(<text:span text:style-name="T11">1</text:span>);<text:line-break/>        }<text:line-break/><text:line-break/><text:soft-page-break/>        <text:span text:style-name="T2">/*</text:span><text:span text:style-name="T1"> </text:span><text:span text:style-name="T2">place the Knight on his starting position */</text:span><text:line-break/>        chessboard[row][col] = -<text:span text:style-name="T11">1</text:span>;<text:line-break/><text:line-break/>        <text:span text:style-name="T2">/*</text:span><text:span text:style-name="T1"> </text:span><text:span text:style-name="T2">rebuild the accessibility table, now that the Knight has been placed on the board</text:span><text:line-break/><text:span text:style-name="T1">         </text:span><text:span text:style-name="T2">* (the board is no longer empty.) */</text:span><text:line-break/>        build_accessibility( chessboard, accessibility );<text:line-break/><text:line-break/><text:line-break/><text:line-break/>        <text:span text:style-name="T16">int</text:span> move_counter = <text:span text:style-name="T11">0</text:span>;<text:line-break/>        <text:span text:style-name="T19">while</text:span>(<text:span text:style-name="T11">1</text:span>) {<text:line-break/><text:line-break/>                printf(<text:span text:style-name="T11">" -------------------------------</text:span><text:span text:style-name="T22">\n\n</text:span><text:span text:style-name="T11">"</text:span>);<text:line-break/><text:line-break/>                <text:span text:style-name="T16">int</text:span> move;<text:line-break/>                <text:span text:style-name="T16">int</text:span> best_move                 = -<text:span text:style-name="T11">1</text:span>; <text:span text:style-name="T2">/*</text:span><text:span text:style-name="T1"> </text:span><text:span text:style-name="T2">magic value! */</text:span><text:line-break/>                <text:span text:style-name="T16">int</text:span> best_move_accessibility   = <text:span text:style-name="T11">10</text:span>; <text:span text:style-name="T2">/*</text:span><text:span text:style-name="T1"> </text:span><text:span text:style-name="T2">magic value! */</text:span><text:line-break/>                <text:span text:style-name="T19">for</text:span>(move=<text:span text:style-name="T11">0</text:span>; move&lt;<text:span text:style-name="T11">8</text:span>; move++) {<text:line-break/>                        <text:span text:style-name="T19">if</text:span> ( is_valid_move(chessboard, row, col, move) ) {<text:line-break/>                                <text:span text:style-name="T19">if</text:span> ( accessibility[ move_row(row, move) ][ move_col(col, move) ] &lt; best_move_accessibility ) {<text:line-break/>                                        best_move = move;<text:line-break/>                                        best_move_accessibility = accessibility[ move_row(row, move) ][ move_col(col, move) ];<text:line-break/>                                }<text:line-break/>                        }<text:line-break/>                }<text:line-break/><text:line-break/>                <text:span text:style-name="T19">if</text:span> ( best_move == -<text:span text:style-name="T11">1</text:span> ) {<text:line-break/>                        <text:span text:style-name="T19">if</text:span> ( move_counter == <text:span text:style-name="T11">63</text:span> ) {<text:line-break/>                                printf(<text:span text:style-name="T11">"</text:span><text:span text:style-name="T22">\n</text:span><text:span text:style-name="T10">   </text:span><text:span text:style-name="T11">Hurrah, A tour was found!</text:span><text:span text:style-name="T22">\n\n</text:span><text:span text:style-name="T11">"</text:span>);<text:line-break/>                                exit(<text:span text:style-name="T11">0</text:span>);<text:line-break/>                        } <text:span text:style-name="T19">else</text:span> {<text:line-break/>                                printf(<text:span text:style-name="T11">"failure: no more moves possible after </text:span><text:span text:style-name="T22">%d</text:span><text:span text:style-name="T10"> </text:span><text:span text:style-name="T11">moves.</text:span><text:span text:style-name="T22">\n</text:span><text:span text:style-name="T11">"</text:span>, move_counter);<text:line-break/>                                exit(<text:span text:style-name="T11">1</text:span>);<text:line-break/>                        }<text:line-break/>                }<text:line-break/><text:line-break/>                move_counter++;<text:line-break/>                chessboard[row][col] = move_counter;<text:line-break/>                row = move_row(row, best_move);<text:line-break/>                col = move_col(col, best_move);<text:line-break/>                chessboard[row][col] = -<text:span text:style-name="T11">1</text:span>;<text:line-break/>                build_accessibility( chessboard, accessibility );<text:line-break/><text:line-break/>                printf(<text:span text:style-name="T11">" Chessboard: (move </text:span><text:span text:style-name="T22">%2d</text:span><text:span text:style-name="T11">)</text:span><text:span text:style-name="T22">\n</text:span><text:span text:style-name="T11">"</text:span>, move_counter);<text:line-break/>                printf(<text:span text:style-name="T11">" ===============================</text:span><text:span text:style-name="T22">\n</text:span><text:span text:style-name="T11">"</text:span>);<text:line-break/>                print_chessboard( chessboard );<text:line-break/>                printf(<text:span text:style-name="T11">"</text:span><text:span text:style-name="T22">\n\n</text:span><text:span text:style-name="T11">"</text:span>);<text:line-break/><text:line-break/><text:soft-page-break/>                printf(<text:span text:style-name="T11">" Table of Accessibility Numbers:</text:span><text:span text:style-name="T22">\n</text:span><text:span text:style-name="T11">"</text:span>);<text:line-break/>                printf(<text:span text:style-name="T11">" ===============================</text:span><text:span text:style-name="T22">\n</text:span><text:span text:style-name="T11">"</text:span>);<text:line-break/>                print_chessboard( accessibility );<text:line-break/>                printf(<text:span text:style-name="T11">"</text:span><text:span text:style-name="T22">\n\n</text:span><text:span text:style-name="T11">"</text:span>);<text:line-break/>        }<text:line-break/><text:line-break/>        <text:span text:style-name="T19">return</text:span> <text:span text:style-name="T11">0</text:span>; <text:span text:style-name="T2">/*</text:span><text:span text:style-name="T1"> </text:span><text:span text:style-name="T2">exit successfully */</text:span><text:line-break/>}<text:line-break/><text:line-break/><text:line-break/><text:span text:style-name="T16">void</text:span> init_chessboard(<text:span text:style-name="T16">int</text:span> chessboard[<text:span text:style-name="T11">8</text:span>][<text:span text:style-name="T11">8</text:span>]) {<text:line-break/>        <text:span text:style-name="T16">int</text:span> i, j;<text:line-break/>        <text:span text:style-name="T19">for</text:span> (i=<text:span text:style-name="T11">0</text:span>; i&lt;<text:span text:style-name="T11">8</text:span>; i++) {<text:line-break/>                <text:span text:style-name="T19">for</text:span> (j=<text:span text:style-name="T11">0</text:span>; j&lt;<text:span text:style-name="T11">8</text:span>; j++) {<text:line-break/>                        chessboard[i][j]=<text:span text:style-name="T11">0</text:span>;<text:line-break/>                }<text:line-break/>        }<text:line-break/>}<text:line-break/><text:line-break/><text:line-break/><text:span text:style-name="T16">void</text:span> build_accessibility(<text:span text:style-name="T16">int</text:span> chessboard[<text:span text:style-name="T11">8</text:span>][<text:span text:style-name="T11">8</text:span>], <text:span text:style-name="T16">int</text:span> accessibility[<text:span text:style-name="T11">8</text:span>][<text:span text:style-name="T11">8</text:span>]) {<text:line-break/>        <text:span text:style-name="T16">int</text:span> i, j, k;<text:line-break/>        <text:span text:style-name="T19">for</text:span> (i=<text:span text:style-name="T11">0</text:span>; i&lt;<text:span text:style-name="T11">8</text:span>; i++) {<text:line-break/>                <text:span text:style-name="T19">for</text:span> (j=<text:span text:style-name="T11">0</text:span>; j&lt;<text:span text:style-name="T11">8</text:span>; j++) {<text:line-break/>                        <text:span text:style-name="T16">int</text:span> squares_accessibility = <text:span text:style-name="T11">0</text:span>;<text:line-break/>                        <text:span text:style-name="T19">for</text:span> (k=<text:span text:style-name="T11">0</text:span>; k&lt;<text:span text:style-name="T11">8</text:span>; k++) {<text:line-break/>                                <text:span text:style-name="T19">if</text:span> ( is_valid_move(chessboard, i, j, k) ) {<text:line-break/>                                        squares_accessibility++;<text:line-break/>                                }<text:line-break/>                        }<text:line-break/>                        accessibility[i][j] = squares_accessibility;<text:line-break/>                }<text:line-break/>        }<text:line-break/>}<text:line-break/><text:line-break/><text:line-break/></text:p>
      <text:p text:style-name="P5"><text:span text:style-name="T16">int</text:span> move_row( <text:span text:style-name="T16">int</text:span> row, <text:span text:style-name="T16">int</text:span> move ) {<text:line-break/>        <text:span text:style-name="T16">int</text:span> horizontal[<text:span text:style-name="T11">8</text:span>];<text:line-break/>        horizontal[ <text:span text:style-name="T11">0</text:span> ] =  <text:span text:style-name="T11">2</text:span>; horizontal[ <text:span text:style-name="T11">1</text:span> ] =  <text:span text:style-name="T11">1</text:span>; horizontal[ <text:span text:style-name="T11">2</text:span> ] = -<text:span text:style-name="T11">1</text:span>; horizontal[ <text:span text:style-name="T11">3</text:span> ] = -<text:span text:style-name="T11">2</text:span>;<text:line-break/>        horizontal[ <text:span text:style-name="T11">4</text:span> ] = -<text:span text:style-name="T11">2</text:span>; horizontal[ <text:span text:style-name="T11">5</text:span> ] = -<text:span text:style-name="T11">1</text:span>; horizontal[ <text:span text:style-name="T11">6</text:span> ] =  <text:span text:style-name="T11">1</text:span>; horizontal[ <text:span text:style-name="T11">7</text:span> ] =  <text:span text:style-name="T11">2</text:span>;<text:line-break/>        <text:span text:style-name="T19">return</text:span> row + horizontal[ move ];<text:line-break/>}<text:line-break/><text:line-break/><text:line-break/><text:span text:style-name="T16">int</text:span> move_col( <text:span text:style-name="T16">int</text:span> col, <text:span text:style-name="T16">int</text:span> move ) {<text:line-break/>        <text:span text:style-name="T16">int</text:span> vertical[<text:span text:style-name="T11">8</text:span>];<text:line-break/>        vertical[ <text:span text:style-name="T11">0</text:span> ] = -<text:span text:style-name="T11">1</text:span>; vertical[ <text:span text:style-name="T11">1</text:span> ] = -<text:span text:style-name="T11">2</text:span>; vertical[ <text:span text:style-name="T11">2</text:span> ] = -<text:span text:style-name="T11">2</text:span>; vertical[ <text:span text:style-name="T11">3</text:span> ] = -<text:span text:style-name="T11">1</text:span>;<text:line-break/>        vertical[ <text:span text:style-name="T11">4</text:span> ] =  <text:span text:style-name="T11">1</text:span>; vertical[ <text:span text:style-name="T11">5</text:span> ] =  <text:span text:style-name="T11">2</text:span>; vertical[ <text:span text:style-name="T11">6</text:span> ] =  <text:span text:style-name="T11">2</text:span>; vertical[ <text:span text:style-name="T11">7</text:span> ] =  <text:span text:style-name="T11">1</text:span>;<text:line-break/>        <text:span text:style-name="T19">return</text:span> col + vertical[ move ];<text:line-break/>}<text:line-break/><text:line-break/><text:line-break/><text:span text:style-name="T16">int</text:span> is_valid_move( <text:span text:style-name="T16">int</text:span> chessboard[<text:span text:style-name="T11">8</text:span>][<text:span text:style-name="T11">8</text:span>], <text:span text:style-name="T16">int</text:span> row, <text:span text:style-name="T16">int</text:span> col, <text:span text:style-name="T16">int</text:span> move ) {<text:line-break/>        row = move_row( row, move );<text:line-break/>        col = move_col( col, move );<text:line-break/><text:line-break/>        <text:span text:style-name="T19">if</text:span> ( row &gt; <text:span text:style-name="T11">7</text:span> || row &lt; <text:span text:style-name="T11">0</text:span> || col &lt; <text:span text:style-name="T11">0</text:span> || col &gt; <text:span text:style-name="T11">7</text:span> ) {<text:line-break/>                <text:span text:style-name="T19">return</text:span> <text:span text:style-name="T11">0</text:span>; <text:span text:style-name="T2">// false; not a valid move</text:span><text:line-break/>        } <text:span text:style-name="T19">else</text:span> <text:span text:style-name="T19">if</text:span> ( chessboard[row][col] != <text:span text:style-name="T11">0</text:span> ) {<text:line-break/>                <text:span text:style-name="T19">return</text:span> <text:span text:style-name="T11">0</text:span>; <text:span text:style-name="T2">// false; not a valid move</text:span><text:line-break/>                          <text:span text:style-name="T2">// can only move to an unoccupied square.</text:span><text:line-break/>        } <text:span text:style-name="T19">else</text:span> {<text:line-break/>                <text:span text:style-name="T19">return</text:span> <text:span text:style-name="T11">1</text:span>; <text:span text:style-name="T2">// true; is a valid move</text:span><text:line-break/>        }<text:line-break/>}<text:line-break/><text:line-break/><text:line-break/></text:p>
      <text:p text:style-name="P5"><text:span text:style-name="T16">void</text:span> print_chessboard(<text:span text:style-name="T16">int</text:span> chessboard[<text:span text:style-name="T11">8</text:span>][<text:span text:style-name="T11">8</text:span>]) {<text:line-break/>        <text:span text:style-name="T16">int</text:span> i, j;<text:line-break/>        <text:span text:style-name="T19">for</text:span> (i=<text:span text:style-name="T11">0</text:span>; i&lt;<text:span text:style-name="T11">8</text:span>; i++) {<text:line-break/>                printf(<text:span text:style-name="T11">"+---+---+---+---+---+---+---+---+</text:span><text:span text:style-name="T22">\n</text:span><text:span text:style-name="T11">"</text:span>);<text:line-break/>                <text:span text:style-name="T19">for</text:span> (j=<text:span text:style-name="T11">0</text:span>; j&lt;<text:span text:style-name="T11">8</text:span>; j++) {<text:line-break/>                        <text:span text:style-name="T19">switch</text:span> (chessboard[i][j]) {<text:line-break/>                                <text:span text:style-name="T19">case</text:span> -<text:span text:style-name="T11">1</text:span>: <text:span text:style-name="T2">/*</text:span><text:span text:style-name="T1"> </text:span><text:span text:style-name="T2">Knight is on this square */</text:span><text:line-break/>                                        printf(<text:span text:style-name="T11">"| K "</text:span>);<text:line-break/>                                        <text:span text:style-name="T19">break</text:span>;<text:line-break/>                                <text:span text:style-name="T19">case</text:span>  <text:span text:style-name="T11">0</text:span>: <text:span text:style-name="T2">/*</text:span><text:span text:style-name="T1"> </text:span><text:span text:style-name="T2">define 0 as 'empty square' value */</text:span><text:line-break/>                                        printf(<text:span text:style-name="T11">"|   "</text:span>);<text:line-break/>                                        <text:span text:style-name="T19">break</text:span>;<text:line-break/>                                <text:span text:style-name="T19">case</text:span> -<text:span text:style-name="T11">2</text:span>: <text:span text:style-name="T2">/*</text:span><text:span text:style-name="T1"> </text:span><text:span text:style-name="T2">special case: print row/col numbers */</text:span><text:line-break/>                                        printf(<text:span text:style-name="T11">"|</text:span><text:span text:style-name="T22">%d</text:span><text:span text:style-name="T11">,</text:span><text:span text:style-name="T22">%d</text:span><text:span text:style-name="T11">"</text:span>, i, j);<text:line-break/>                                        <text:span text:style-name="T19">break</text:span>;<text:line-break/>                                <text:span text:style-name="T19">default</text:span>: <text:span text:style-name="T2">/*</text:span><text:span text:style-name="T1"> </text:span><text:span text:style-name="T2">normally, just print the value in the square */</text:span><text:line-break/>                                        printf(<text:span text:style-name="T11">"|</text:span><text:span text:style-name="T22">%2d</text:span><text:span text:style-name="T10"> </text:span><text:span text:style-name="T11">"</text:span>, chessboard[i][j]);<text:line-break/>                                        <text:span text:style-name="T19">break</text:span>;<text:line-break/>                        }<text:line-break/>                }<text:line-break/>                printf(<text:span text:style-name="T11">"|</text:span><text:span text:style-name="T22">\n</text:span><text:span text:style-name="T11">"</text:span>);<text:line-break/>        }<text:line-break/>        printf(<text:span text:style-name="T11">"+---+---+---+---+---+---+---+---+</text:span><text:span text:style-name="T22">\n</text:span><text:span text:style-name="T11">"</text:span>);<text:line-break/>}<text:line-break/></text:p>
      <text:h text:style-name="P8" text:outline-level="1">prompt.c</text:h>
      <text:p text:style-name="Standard"><text:span text:style-name="T5">/*</text:span><text:span text:style-name="T6"> </text:span><text:span text:style-name="T26"><text:line-break/></text:span><text:span text:style-name="T6"> </text:span><text:span text:style-name="T5">* Simple routines to prompt the user for input (using scanf)</text:span><text:span text:style-name="T26"><text:line-break/></text:span><text:span text:style-name="T6"> </text:span><text:span text:style-name="T5">* ==========================================================</text:span><text:span text:style-name="T26"><text:line-break/></text:span><text:span text:style-name="T6"> </text:span><text:span text:style-name="T5">*      By:     Paul A. Prince</text:span><text:span text:style-name="T26"><text:line-break/></text:span><text:span text:style-name="T6"> </text:span><text:span text:style-name="T5">*      For:    WVU CS 350 - Donald Adjeroh</text:span><text:span text:style-name="T26"><text:line-break/></text:span><text:span text:style-name="T6"> </text:span><text:span text:style-name="T5">*      Date:   2010-02-10 (created)</text:span><text:span text:style-name="T26"><text:line-break/></text:span><text:span text:style-name="T6"> </text:span><text:span text:style-name="T5">*</text:span><text:span text:style-name="T26"><text:line-break/></text:span><text:span text:style-name="T6"> </text:span><text:span text:style-name="T5">* This file is intended as a sort of library.</text:span><text:span text:style-name="T26"><text:line-break/></text:span><text:span text:style-name="T6"> </text:span><text:span text:style-name="T5">*/</text:span><text:span text:style-name="T26"><text:line-break/><text:line-break/></text:span><text:span text:style-name="T9">#include </text:span><text:span text:style-name="T13">&lt;stdio.h&gt;</text:span><text:span text:style-name="T26"><text:line-break/></text:span><text:span text:style-name="T9">#include </text:span><text:span text:style-name="T13">&lt;stdlib.h&gt;</text:span><text:span text:style-name="T26"><text:line-break/><text:line-break/><text:line-break/></text:span><text:span text:style-name="T17">int</text:span><text:span text:style-name="T26"> int_prompt(</text:span><text:span text:style-name="T17">char</text:span><text:span text:style-name="T26">* prompt_string) {<text:line-break/>        </text:span><text:span text:style-name="T5">/*</text:span><text:span text:style-name="T6"> </text:span><text:span text:style-name="T5">scanf() can be tricky to make behave properly.</text:span><text:span text:style-name="T26"><text:line-break/></text:span><text:span text:style-name="T6">         </text:span><text:span text:style-name="T5">* reference: </text:span><text:a xlink:type="simple" xlink:href="http://bytes.com/topic/c/answers/212167-help-infinite-loops-scanf">http://bytes.com/topic/c/answers/212167-help-infinite-loops-scanf</text:a><text:span text:style-name="T5"> */</text:span><text:span text:style-name="T26"><text:line-break/><text:line-break/>        </text:span><text:span text:style-name="T17">int</text:span><text:span text:style-name="T26"> prompt_answer;<text:line-break/>        </text:span><text:span text:style-name="T17">int</text:span><text:span text:style-name="T26"> scanf_return;<text:line-break/><text:line-break/>        </text:span><text:span text:style-name="T20">while</text:span><text:span text:style-name="T26">(</text:span><text:span text:style-name="T13">1</text:span><text:span text:style-name="T26">) {<text:line-break/>                printf(</text:span><text:span text:style-name="T13">"        "</text:span><text:span text:style-name="T26">);<text:line-break/>                printf(prompt_string);<text:line-break/>                printf(</text:span><text:span text:style-name="T13">" : "</text:span><text:span text:style-name="T26">);<text:line-break/><text:line-break/>                fflush(</text:span><text:span text:style-name="T13">stdout</text:span><text:span text:style-name="T26">);<text:line-break/><text:line-break/>                scanf_return = scanf(</text:span><text:span text:style-name="T13">"</text:span><text:span text:style-name="T23">%d%*[^\n]</text:span><text:span text:style-name="T13">"</text:span><text:span text:style-name="T26">, &amp;prompt_answer);<text:line-break/><text:line-break/>                </text:span><text:span text:style-name="T20">if</text:span><text:span text:style-name="T26"> ( scanf_return == </text:span><text:span text:style-name="T13">1</text:span><text:span text:style-name="T26"> ) {<text:line-break/>                        </text:span><text:span text:style-name="T20">return</text:span><text:span text:style-name="T26">(prompt_answer);<text:line-break/>                } </text:span><text:span text:style-name="T20">else</text:span><text:span text:style-name="T26"> {<text:line-break/>                        clearerr(</text:span><text:span text:style-name="T13">stdin</text:span><text:span text:style-name="T26">);<text:line-break/>                        scanf(</text:span><text:span text:style-name="T13">"</text:span><text:span text:style-name="T23">%*[^\n]</text:span><text:span text:style-name="T13">"</text:span><text:span text:style-name="T26">);<text:line-break/>                }<text:line-break/>        }<text:line-break/>}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ohit Hindi1" svg:font-family="'Lohit Hindi'"/>
    <style:font-face style:name="DejaVu Sans Mono" svg:font-family="'DejaVu Sans Mono'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in" style:type="center"/>
          <style:tab-stop style:position="10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22pt" fo:font-style="normal" style:font-size-asian="14pt" style:font-style-asian="italic" style:font-weight-asian="normal" style:font-size-complex="14pt" style:font-style-complex="italic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2in" fo:margin-right="2in" fo:text-indent="0in" style:auto-text-indent="false">
        <style:tab-stops>
          <style:tab-stop style:position="10in" style:type="right" style:leader-style="dotted" style:leader-text=".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style:font-name="DejaVu Sans Mono" fo:font-size="9pt" fo:font-weight="bold" style:font-size-asian="9pt" style:font-weight-asian="bold" style:font-size-complex="9pt" style:font-weight-complex="bold"/>
    </style: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12</text:page-number> of <text:page-count>12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18T15:32:11</meta:creation-date>
    <dc:date>2010-02-18T15:56:40</dc:date>
    <meta:editing-duration>PT00H23M38S</meta:editing-duration>
    <meta:editing-cycles>4</meta:editing-cycles>
    <meta:generator>OpenOffice.org/3.1$Unix OpenOffice.org_project/310m19$Build-9420</meta:generator>
    <meta:document-statistic meta:table-count="0" meta:image-count="0" meta:object-count="0" meta:page-count="12" meta:paragraph-count="24" meta:word-count="1456" meta:character-count="12482"/>
  </office:meta>
</office:document-meta>
</file>